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8pt" fo:language="ru" fo:country="RU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2">ДОДАТОК А</text:p>
      <text:p text:style-name="P1"/>
      <text:p text:style-name="P1"/>
      <text:p text:style-name="P3"><text:span text:style-name="T1">«</text:span>Розробка транслятора для мови програмування високого рівня»</text:p>
      <text:p text:style-name="P3"/>
      <text:p text:style-name="P3"/>
      <text:p text:style-name="P3"/>
      <text:p text:style-name="P3"/>
      <text:p text:style-name="P5">Опис програмного модуля лексичного аналізатора</text:p>
      <text:p text:style-name="P5"/>
      <text:p text:style-name="P5">УКР.НТУУ”КПІ”_ТЕФ_АПЕПС_ТВ<text:span text:style-name="T2">1184</text:span>_<text:span text:style-name="T1">13</text:span>К <text:s/>1<text:span text:style-name="T1">3</text:span>-1</text:p>
      <text:p text:style-name="P4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Листів 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01<text:span text:style-name="T1">4</text:span></text:p>
      <text:p text:style-name="P1"/>
      <text:p text:style-name="P1"><text:soft-page-break/></text:p>
      <text:p text:style-name="P2">ДОДАТОК 2</text:p>
      <text:p text:style-name="P1"/>
      <text:p text:style-name="P1"/>
      <text:p text:style-name="P3"><text:span text:style-name="T1">«</text:span>Розробка транслятора для мови програмування високого рівня»</text:p>
      <text:p text:style-name="P3"/>
      <text:p text:style-name="P3"/>
      <text:p text:style-name="P3"/>
      <text:p text:style-name="P3"/>
      <text:p text:style-name="P3"/>
      <text:p text:style-name="P5">Опис програмного модуля синтаксичного аналізатору.</text:p>
      <text:p text:style-name="P5">Побудова ПОЛІЗ. Виконання ПОЛІЗ.</text:p>
      <text:p text:style-name="P5"/>
      <text:p text:style-name="P5">УКР.НТУУ”КПІ”_ТЕФ_АПЕПС_ТВ1184_<text:span text:style-name="T1">13</text:span>К <text:s/>1<text:span text:style-name="T1">3</text:span>-1</text:p>
      <text:p text:style-name="P4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Листів 4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01<text:span text:style-name="T1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uk" fo:country="U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we11</meta:initial-creator>
    <meta:creation-date>2013-05-29T02:06:00</meta:creation-date>
    <dc:creator>Aleksey Bodnya</dc:creator>
    <dc:date>2014-04-06T19:08:55</dc:date>
    <meta:editing-cycles>9</meta:editing-cycles>
    <meta:editing-duration>PT29M7S</meta:editing-duration>
    <meta:generator>LibreOffice/3.5$Linux_x86 LibreOffice_project/350m1$Build-2</meta:generator>
    <meta:document-statistic meta:table-count="0" meta:image-count="0" meta:object-count="0" meta:page-count="2" meta:paragraph-count="13" meta:word-count="42" meta:character-count="370" meta:non-whitespace-character-count="339"/>
    <meta:user-defined meta:name="Поле 1"/>
    <meta:user-defined meta:name="Поле 2"/>
    <meta:user-defined meta:name="Поле 3"/>
    <meta:user-defined meta:name="Поле 4"/>
  </office:meta>
</office:document-meta>
</file>